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00%" fo:text-indent="0in" style:auto-text-indent="false">
        <style:tab-stops>
          <style:tab-stop style:position="0.4374in"/>
        </style:tab-stops>
      </style:paragraph-properties>
      <style:text-properties fo:font-size="11pt" fo:language="en" fo:country="US"/>
    </style:style>
    <style:style style:name="P2" style:family="paragraph" style:parent-style-name="Standard" style:list-style-name="L1">
      <style:paragraph-properties fo:margin-left="0in" fo:margin-right="0in" fo:line-height="100%" fo:text-indent="0in" style:auto-text-indent="false">
        <style:tab-stops>
          <style:tab-stop style:position="0.4374in"/>
        </style:tab-stops>
      </style:paragraph-properties>
      <style:text-properties fo:font-size="11pt" fo:language="en" fo:country="U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Vigil's Daughters – A pair of islands southeast of Dreyüs that represent the easternmost settlements inhabited by people from Dreyüs. The island's are named according to their size and age, the larger known as the Elder Daughter, and the smaller as the Younger Daughter.</text:p>
      <text:list xml:id="list5472339563008474711" text:style-name="L1">
        <text:list-item>
          <text:list>
            <text:list-header>
              <text:p text:style-name="P2"><text:s/><text:tab/>The Elder Daughter, despite being the larger of the two, is significantly less populated than its younger sister. The island's geography consists of a ancient dead volcano that flattens out to small hills and many miles of flatter land before reaching the coast. The lower sections of the mountain, along with all the land below it apart from the sandy shores, is covered with dense tropical jungle.</text:p>
            </text:list-header>
          </text:list>
        </text:list-item>
      </text:list>
      <text:p text:style-name="P1"><text:tab/>A handful of small settlements dot the coast, however the only sizable port city exists on the northeast coast in a large bay made immune to the season squalls by the mountains that surround it on all sides, allowing only a small inlet for access. While not massive, this easily protected and sufficiently sized bay acts as the most common destination for traffic to and from the Elder Daughter, particularly when trading with the Younger Daughter or Dreyüs.</text:p>
      <text:p text:style-name="P1"><text:tab/>The Younger Daughter is by far the more popular of the two islands. A more favorable and temperate climate, less hostile geography, and unique productions for export all contribute to that end. <text:s/>Her primary port is along the southeast shore, using the island's geography to provide some shielding from the squalls. </text:p>
      <text:p text:style-name="P1"><text:tab/>Much like its older sister, the younger island is geographically commanded by the volcanic island that rose it up from the sea, however this volcano, known as The Temper, is still active. While cataclysmic eruptions are unlikely, lava flows from the volcano into the northwest portion of the island help prevent erosion of the island and are strong enough some years to slowly expand the coastline. The rest of the island benefits from rich volcanic loam, making agriculture in these areas very productive. </text:p>
      <text:p text:style-name="P1"><text:tab/>The main port in the southeast shore makes up the single largest settlement on the island, however numerous small villages and plantations also exist around the island. The port-city is well built, designed to be a stable, permanent settlement that could withstand the elements and any potential attacks from the sea, thanks to natural and artificial defenses. However, the city in the modern era lacks notable air-defense, although the difficulty of any hostile airship or air-fleet reaching the islands today means it is not a great concern. </text:p>
      <text:p text:style-name="P1"><text:tab/>Only the Grand Fleet regularly manages the voyage by air thanks to their dedicated airport on the Elder Daughter. They do so carefully but still not without significant risk. Lone airships may occasionally make the journey, however they do so in special circumstances or for exclusive trade. Any air attack on the islands inherently would require a supply train overseas to establish a forward base and airport from which to sustain the air-fleets assault. Given the inhabits of Vigil's Daughters are friendly, welcoming, and willing to trade, no one has a reason to attack them. The journey itself is the most difficult and expensive part, as prices on the island are relatively cheap compared to the rates the exclusive products sale for back on Dreyüs.</text:p>
      <text:p text:style-name="P1"><text:tab/>The daughters trade mostly in raw materials from the mountains and agricultural products grown locally, many of which cannot be found elsewhere. Some things may be found on both islands, however each island does manage to produce a few unique products. The mountain-port on the Elder Daughter restricts trade of certain goods to the younger, so as to prevent their port becoming the only destination for travel from Dreyüs. Thanks to smuggling, this effort is not wholly effective, but it helps to keep the elder relevant to mainland trade, along with the annual visit from the Grand Fleet. </text:p>
      <text:p text:style-name="P1"><text:tab/>Both islands have similar cultures containing individuals from the various sea-sailing cultures of Dreyüs in the modern era as well as so called “native” population. The “native” population, in truth, does not originate from the island and is actually a unique culture created from the descendants of various waves of immigration from Dreyüs across the last five millennia. With time they formed a new shared identity that accommodated and integrated successive waves of migration, a feature of the culture still present today. If any other peoples lived on either Daughter before that, it is lost to time, and no evidence remains. It is most likely that the islands were in fact uninhabited. Stories told by grandparent to grandchild among these populations tell the tale the the island's themselves have no names, and are instead named for themselves, the people that came there from Dreyüs. This story insists the people of these islands were sent here for a reason. Most are unable to recount more about the story than that.</text:p>
      <text:p text:style-name="P1"><text:tab/> A few of the most wizened islanders can tell a semi-coherent story about their people being a vital element of the defense of Dreyüs against some forgotten threat from the east. The one or two who know about or have seen the Barrier Islands will swear by it, insisting some great lurking menace once threatened all of Dreyüs from the east, necessitating the construction of those islands, the establishment of a order of guardians to man them, and the creation of the first settlements on the islands that would come to be known as the Daughters in <text:soft-page-break/>order to support the guardians as well as act as the second line <text:s text:c="2"/>The people are said to be the “Daughters of the Vigil” sent to the islands to watch the east. Several legends talk about honorable voyages north and south across the sea, typically to some designated coordinate, even in dangerous conditions. Native families traditionally trace their name down the maternal line in the modern era, and claim the tradition has always been so. A few have theorized that this is because sons from the island were often lost on patrolling voyages, or given up to the guardians as recruits. Most people have no knowledge of any connection between any of these things, and stories told by their grandparent's are simply that, stories, even if they one day pass them to their own grandchild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4-09T20:15:43.80</meta:creation-date>
    <dc:date>2024-04-09T20:24:46.57</dc:date>
    <meta:editing-duration>PT9M2S</meta:editing-duration>
    <meta:editing-cycles>2</meta:editing-cycles>
    <meta:generator>OpenOffice/4.1.15$Win32 OpenOffice.org_project/4115m2$Build-9813</meta:generator>
    <meta:document-statistic meta:table-count="0" meta:image-count="0" meta:object-count="0" meta:page-count="2" meta:paragraph-count="10" meta:word-count="1034" meta:character-count="6215"/>
  </office:meta>
</office:document-meta>
</file>